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OpenStack Feder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rge Williams</meta:initial-creator>
    <meta:creation-date>2014-04-04T09:49:24.033047000</meta:creation-date>
    <dc:date>2014-04-04T09:51:15.256383000</dc:date>
    <dc:creator>Jorge Williams</dc:creator>
    <meta:editing-duration>P0D</meta:editing-duration>
    <meta:editing-cycles>1</meta:editing-cycles>
    <meta:document-statistic meta:object-count="28"/>
    <meta:generator>LibreOffice/4.1.5.3$MacOSX_x86 LibreOffice_project/1c1366bba2ba2b554cd2ca4d87c06da81c05d24</meta:generator>
  </office:meta>
</office:document-meta>
</file>